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/>
    </style:style>
    <style:style style:name="ce3" style:family="table-cell" style:parent-style-name="Default" style:data-style-name="N0">
      <style:text-properties fo:color="#000000" style:font-name="Arial" style:font-name-asian="Arial" style:font-name-complex="Arial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38187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4.7095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6.61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Pat Deering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Carlow-Kilkenny<text:s/>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Pat Deering&quot;,  gender: &quot;male&quot;, constituency:&quot;Carlow-Kilkenny &quot;});" table:formula="of:=CONCATENATE([.A1]; [.B1]; [.C1]; [.D1]; [.E1]; [.F1]; [.G1])" table:style-name="ce1">
            <text:p>CREATE (n:Politician {name: "Pat Deering", <text:s/>gender: "male", constituency:"Carlow-Kilkenny 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David Fitzgeral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arlow-Kilkenny 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David Fitzgerald&quot;,  gender: &quot;male&quot;, constituency:&quot;Carlow-Kilkenny &quot;});" table:formula="of:=CONCATENATE([.A2]; [.B2]; [.C2]; [.D2]; [.E2]; [.F2]; [.G2])" table:style-name="ce1">
            <text:p>CREATE (n:Politician {name: "David Fitzgerald", <text:s/>gender: "male", constituency:"Carlow-Kilkenny 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John-Paul Phel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arlow-Kilkenny 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John-Paul Phelan&quot;,  gender: &quot;male&quot;, constituency:&quot;Carlow-Kilkenny &quot;});" table:formula="of:=CONCATENATE([.A3]; [.B3]; [.C3]; [.D3]; [.E3]; [.F3]; [.G3])" table:style-name="ce1">
            <text:p>CREATE (n:Politician {name: "John-Paul Phelan", <text:s/>gender: "male", constituency:"Carlow-Kilkenny 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Heather Humphrie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avan-Monaghan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Heather Humphries&quot;,  gender: &quot;female&quot;, constituency:&quot;Cavan-Monaghan&quot;});" table:formula="of:=CONCATENATE([.A4]; [.B4]; [.C4]; [.D4]; [.E4]; [.F4]; [.G4])" table:style-name="ce1">
            <text:p>CREATE (n:Politician {name: "Heather Humphries", <text:s/>gender: "female", constituency:"Cavan-Monaghan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Joe O'Reill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avan-Monaghan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Joe O'Reilly&quot;,  gender: &quot;male&quot;, constituency:&quot;Cavan-Monaghan&quot;});" table:formula="of:=CONCATENATE([.A5]; [.B5]; [.C5]; [.D5]; [.E5]; [.F5]; [.G5])" table:style-name="ce1">
            <text:p>CREATE (n:Politician {name: "Joe O'Reilly", <text:s/>gender: "male", constituency:"Cavan-Monaghan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Pat Bree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lare 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Pat Breen&quot;,  gender: &quot;male&quot;, constituency:&quot;Clare &quot;});" table:formula="of:=CONCATENATE([.A6]; [.B6]; [.C6]; [.D6]; [.E6]; [.F6]; [.G6])" table:style-name="ce1">
            <text:p>CREATE (n:Politician {name: "Pat Breen", <text:s/>gender: "male", constituency:"Clare 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Joe Car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lare 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Joe Carey&quot;,  gender: &quot;male&quot;, constituency:&quot;Clare &quot;});" table:formula="of:=CONCATENATE([.A7]; [.B7]; [.C7]; [.D7]; [.E7]; [.F7]; [.G7])" table:style-name="ce1">
            <text:p>CREATE (n:Politician {name: "Joe Carey", <text:s/>gender: "male", constituency:"Clare 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Mary Howar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lare 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Mary Howard&quot;,  gender: &quot;female&quot;, constituency:&quot;Clare &quot;});" table:formula="of:=CONCATENATE([.A8]; [.B8]; [.C8]; [.D8]; [.E8]; [.F8]; [.G8])" table:style-name="ce1">
            <text:p>CREATE (n:Politician {name: "Mary Howard", <text:s/>gender: "female", constituency:"Clare 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Tom Barr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East 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Tom Barry&quot;,  gender: &quot;male&quot;, constituency:&quot;Cork East &quot;});" table:formula="of:=CONCATENATE([.A9]; [.B9]; [.C9]; [.D9]; [.E9]; [.F9]; [.G9])" table:style-name="ce1">
            <text:p>CREATE (n:Politician {name: "Tom Barry", <text:s/>gender: "male", constituency:"Cork East 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Noel McCarth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East 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Noel McCarthy&quot;,  gender: &quot;male&quot;, constituency:&quot;Cork East &quot;});" table:formula="of:=CONCATENATE([.A10]; [.B10]; [.C10]; [.D10]; [.E10]; [.F10]; [.G10])" table:style-name="ce1">
            <text:p>CREATE (n:Politician {name: "Noel McCarthy", <text:s/>gender: "male", constituency:"Cork East 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David Staunt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East 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David Staunton&quot;,  gender: &quot;male&quot;, constituency:&quot;Cork East &quot;});" table:formula="of:=CONCATENATE([.A11]; [.B11]; [.C11]; [.D11]; [.E11]; [.F11]; [.G11])" table:style-name="ce1">
            <text:p>CREATE (n:Politician {name: "David Staunton", <text:s/>gender: "male", constituency:"Cork East 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Dara Murph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North Central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Dara Murphy&quot;,  gender: &quot;male&quot;, constituency:&quot;Cork North Central&quot;});" table:formula="of:=CONCATENATE([.A12]; [.B12]; [.C12]; [.D12]; [.E12]; [.F12]; [.G12])" table:style-name="ce1">
            <text:p>CREATE (n:Politician {name: "Dara Murphy", <text:s/>gender: "male", constituency:"Cork North Central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Julie O'Lear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North Central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Julie O'Leary&quot;,  gender: &quot;female&quot;, constituency:&quot;Cork North Central&quot;});" table:formula="of:=CONCATENATE([.A13]; [.B13]; [.C13]; [.D13]; [.E13]; [.F13]; [.G13])" table:style-name="ce1">
            <text:p>CREATE (n:Politician {name: "Julie O'Leary", <text:s/>gender: "female", constituency:"Cork North Central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Áine Collin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North West 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Áine Collins&quot;,  gender: &quot;female&quot;, constituency:&quot;Cork North West &quot;});" table:formula="of:=CONCATENATE([.A14]; [.B14]; [.C14]; [.D14]; [.E14]; [.F14]; [.G14])" table:style-name="ce1">
            <text:p>CREATE (n:Politician {name: "Áine Collins", <text:s/>gender: "female", constituency:"Cork North West 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Michael Cree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North West 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Michael Creed&quot;,  gender: &quot;male&quot;, constituency:&quot;Cork North West &quot;});" table:formula="of:=CONCATENATE([.A15]; [.B15]; [.C15]; [.D15]; [.E15]; [.F15]; [.G15])" table:style-name="ce1">
            <text:p>CREATE (n:Politician {name: "Michael Creed", <text:s/>gender: "male", constituency:"Cork North West 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Jerry Buttime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South Central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Jerry Buttimer&quot;,  gender: &quot;male&quot;, constituency:&quot;Cork South Central&quot;});" table:formula="of:=CONCATENATE([.A16]; [.B16]; [.C16]; [.D16]; [.E16]; [.F16]; [.G16])" table:style-name="ce1">
            <text:p>CREATE (n:Politician {name: "Jerry Buttimer", <text:s/>gender: "male", constituency:"Cork South Central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Simon Coven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South Central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Simon Coveney&quot;,  gender: &quot;male&quot;, constituency:&quot;Cork South Central&quot;});" table:formula="of:=CONCATENATE([.A17]; [.B17]; [.C17]; [.D17]; [.E17]; [.F17]; [.G17])" table:style-name="ce1">
            <text:p>CREATE (n:Politician {name: "Simon Coveney", <text:s/>gender: "male", constituency:"Cork South Central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Jim Dal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South West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Jim Daly&quot;,  gender: &quot;male&quot;, constituency:&quot;Cork South West&quot;});" table:formula="of:=CONCATENATE([.A18]; [.B18]; [.C18]; [.D18]; [.E18]; [.F18]; [.G18])" table:style-name="ce1">
            <text:p>CREATE (n:Politician {name: "Jim Daly", <text:s/>gender: "male", constituency:"Cork South West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Noel Harringt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South West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Noel Harrington&quot;,  gender: &quot;male&quot;, constituency:&quot;Cork South West&quot;});" table:formula="of:=CONCATENATE([.A19]; [.B19]; [.C19]; [.D19]; [.E19]; [.F19]; [.G19])" table:style-name="ce1">
            <text:p>CREATE (n:Politician {name: "Noel Harrington", <text:s/>gender: "male", constituency:"Cork South West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Paddy Harte Jr.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onegal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Paddy Harte Jr.&quot;,  gender: &quot;male&quot;, constituency:&quot;Donegal&quot;});" table:formula="of:=CONCATENATE([.A20]; [.B20]; [.C20]; [.D20]; [.E20]; [.F20]; [.G20])" table:style-name="ce1">
            <text:p>CREATE (n:Politician {name: "Paddy Harte Jr.", <text:s/>gender: "male", constituency:"Donegal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Joe McHug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onegal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Joe McHugh&quot;,  gender: &quot;male&quot;, constituency:&quot;Donegal&quot;});" table:formula="of:=CONCATENATE([.A21]; [.B21]; [.C21]; [.D21]; [.E21]; [.F21]; [.G21])" table:style-name="ce1">
            <text:p>CREATE (n:Politician {name: "Joe McHugh", <text:s/>gender: "male", constituency:"Donegal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Paschal Donoho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Central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Paschal Donohoe&quot;,  gender: &quot;male&quot;, constituency:&quot;Dublin Central&quot;});" table:formula="of:=CONCATENATE([.A22]; [.B22]; [.C22]; [.D22]; [.E22]; [.F22]; [.G22])" table:style-name="ce1">
            <text:p>CREATE (n:Politician {name: "Paschal Donohoe", <text:s/>gender: "male", constituency:"Dublin Central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Frances Fitzgeral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Mid-West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Frances Fitzgerald&quot;,  gender: &quot;male&quot;, constituency:&quot;Dublin Mid-West&quot;});" table:formula="of:=CONCATENATE([.A23]; [.B23]; [.C23]; [.D23]; [.E23]; [.F23]; [.G23])" table:style-name="ce1">
            <text:p>CREATE (n:Politician {name: "Frances Fitzgerald", <text:s/>gender: "male", constituency:"Dublin Mid-West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Derek Keating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Mid-West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Derek Keating&quot;,  gender: &quot;male&quot;, constituency:&quot;Dublin Mid-West&quot;});" table:formula="of:=CONCATENATE([.A24]; [.B24]; [.C24]; [.D24]; [.E24]; [.F24]; [.G24])" table:style-name="ce1">
            <text:p>CREATE (n:Politician {name: "Derek Keating", <text:s/>gender: "male", constituency:"Dublin Mid-West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Alan Farrell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Fingal 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Alan Farrell&quot;,  gender: &quot;male&quot;, constituency:&quot;Dublin Fingal &quot;});" table:formula="of:=CONCATENATE([.A25]; [.B25]; [.C25]; [.D25]; [.E25]; [.F25]; [.G25])" table:style-name="ce1">
            <text:p>CREATE (n:Politician {name: "Alan Farrell", <text:s/>gender: "male", constituency:"Dublin Fingal 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James Reill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Fingal 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James Reilly&quot;,  gender: &quot;male&quot;, constituency:&quot;Dublin Fingal &quot;});" table:formula="of:=CONCATENATE([.A26]; [.B26]; [.C26]; [.D26]; [.E26]; [.F26]; [.G26])" table:style-name="ce1">
            <text:p>CREATE (n:Politician {name: "James Reilly", <text:s/>gender: "male", constituency:"Dublin Fingal 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Noel Rock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North West 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Noel Rock&quot;,  gender: &quot;male&quot;, constituency:&quot;Dublin North West &quot;});" table:formula="of:=CONCATENATE([.A27]; [.B27]; [.C27]; [.D27]; [.E27]; [.F27]; [.G27])" table:style-name="ce1">
            <text:p>CREATE (n:Politician {name: "Noel Rock", <text:s/>gender: "male", constituency:"Dublin North West 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Richard Brut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Bay North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Richard Bruton&quot;,  gender: &quot;male&quot;, constituency:&quot;Dublin Bay North&quot;});" table:formula="of:=CONCATENATE([.A28]; [.B28]; [.C28]; [.D28]; [.E28]; [.F28]; [.G28])" table:style-name="ce1">
            <text:p>CREATE (n:Politician {name: "Richard Bruton", <text:s/>gender: "male", constituency:"Dublin Bay North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Naoise Ó Muirí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Bay North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Naoise Ó Muirí&quot;,  gender: &quot;female&quot;, constituency:&quot;Dublin Bay North&quot;});" table:formula="of:=CONCATENATE([.A29]; [.B29]; [.C29]; [.D29]; [.E29]; [.F29]; [.G29])" table:style-name="ce1">
            <text:p>CREATE (n:Politician {name: "Naoise Ó Muirí", <text:s/>gender: "female", constituency:"Dublin Bay North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Stephanie Reg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Bay North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Stephanie Regan&quot;,  gender: &quot;female&quot;, constituency:&quot;Dublin Bay North&quot;});" table:formula="of:=CONCATENATE([.A30]; [.B30]; [.C30]; [.D30]; [.E30]; [.F30]; [.G30])" table:style-name="ce1">
            <text:p>CREATE (n:Politician {name: "Stephanie Regan", <text:s/>gender: "female", constituency:"Dublin Bay North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Josepha Madig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Rathdown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Josepha Madigan&quot;,  gender: &quot;female&quot;, constituency:&quot;Dublin Rathdown&quot;});" table:formula="of:=CONCATENATE([.A31]; [.B31]; [.C31]; [.D31]; [.E31]; [.F31]; [.G31])" table:style-name="ce1">
            <text:p>CREATE (n:Politician {name: "Josepha Madigan", <text:s/>gender: "female", constituency:"Dublin Rathdown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Alan Shatte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Rathdown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Alan Shatter&quot;,  gender: &quot;male&quot;, constituency:&quot;Dublin Rathdown&quot;});" table:formula="of:=CONCATENATE([.A32]; [.B32]; [.C32]; [.D32]; [.E32]; [.F32]; [.G32])" table:style-name="ce1">
            <text:p>CREATE (n:Politician {name: "Alan Shatter", <text:s/>gender: "male", constituency:"Dublin Rathdown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Catherine Byr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South Central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Catherine Byrne&quot;,  gender: &quot;female&quot;, constituency:&quot;Dublin South Central&quot;});" table:formula="of:=CONCATENATE([.A33]; [.B33]; [.C33]; [.D33]; [.E33]; [.F33]; [.G33])" table:style-name="ce1">
            <text:p>CREATE (n:Politician {name: "Catherine Byrne", <text:s/>gender: "female", constituency:"Dublin South Central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Eoghan Murph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Bay South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Eoghan Murphy&quot;,  gender: &quot;male&quot;, constituency:&quot;Dublin Bay South&quot;});" table:formula="of:=CONCATENATE([.A34]; [.B34]; [.C34]; [.D34]; [.E34]; [.F34]; [.G34])" table:style-name="ce1">
            <text:p>CREATE (n:Politician {name: "Eoghan Murphy", <text:s/>gender: "male", constituency:"Dublin Bay South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Kate O'Connell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Bay South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Kate O'Connell&quot;,  gender: &quot;female&quot;, constituency:&quot;Dublin Bay South&quot;});" table:formula="of:=CONCATENATE([.A35]; [.B35]; [.C35]; [.D35]; [.E35]; [.F35]; [.G35])" table:style-name="ce1">
            <text:p>CREATE (n:Politician {name: "Kate O'Connell", <text:s/>gender: "female", constituency:"Dublin Bay South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Colm Broph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South West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Colm Brophy&quot;,  gender: &quot;male&quot;, constituency:&quot;Dublin South West&quot;});" table:formula="of:=CONCATENATE([.A36]; [.B36]; [.C36]; [.D36]; [.E36]; [.F36]; [.G36])" table:style-name="ce1">
            <text:p>CREATE (n:Politician {name: "Colm Brophy", <text:s/>gender: "male", constituency:"Dublin South West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Anne-Marie Dermod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South West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Anne-Marie Dermody&quot;,  gender: &quot;female&quot;, constituency:&quot;Dublin South West&quot;});" table:formula="of:=CONCATENATE([.A37]; [.B37]; [.C37]; [.D37]; [.E37]; [.F37]; [.G37])" table:style-name="ce1">
            <text:p>CREATE (n:Politician {name: "Anne-Marie Dermody", <text:s/>gender: "female", constituency:"Dublin South West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Karen Warre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South West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Karen Warren&quot;,  gender: &quot;female&quot;, constituency:&quot;Dublin South West&quot;});" table:formula="of:=CONCATENATE([.A38]; [.B38]; [.C38]; [.D38]; [.E38]; [.F38]; [.G38])" table:style-name="ce1">
            <text:p>CREATE (n:Politician {name: "Karen Warren", <text:s/>gender: "female", constituency:"Dublin South West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Catherine Noo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West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Catherine Noone&quot;,  gender: &quot;female&quot;, constituency:&quot;Dublin West&quot;});" table:formula="of:=CONCATENATE([.A39]; [.B39]; [.C39]; [.D39]; [.E39]; [.F39]; [.G39])" table:style-name="ce1">
            <text:p>CREATE (n:Politician {name: "Catherine Noone", <text:s/>gender: "female", constituency:"Dublin West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Leo Varadka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West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Leo Varadkar&quot;,  gender: &quot;male&quot;, constituency:&quot;Dublin West&quot;});" table:formula="of:=CONCATENATE([.A40]; [.B40]; [.C40]; [.D40]; [.E40]; [.F40]; [.G40])" table:style-name="ce1">
            <text:p>CREATE (n:Politician {name: "Leo Varadkar", <text:s/>gender: "male", constituency:"Dublin West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Maria Bail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ún Laoghaire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Maria Bailey&quot;,  gender: &quot;female&quot;, constituency:&quot;Dún Laoghaire&quot;});" table:formula="of:=CONCATENATE([.A41]; [.B41]; [.C41]; [.D41]; [.E41]; [.F41]; [.G41])" table:style-name="ce1">
            <text:p>CREATE (n:Politician {name: "Maria Bailey", <text:s/>gender: "female", constituency:"Dún Laoghaire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Mary Mitchell O'Conno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ún Laoghaire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Mary Mitchell O'Connor&quot;,  gender: &quot;female&quot;, constituency:&quot;Dún Laoghaire&quot;});" table:formula="of:=CONCATENATE([.A42]; [.B42]; [.C42]; [.D42]; [.E42]; [.F42]; [.G42])" table:style-name="ce1">
            <text:p>CREATE (n:Politician {name: "Mary Mitchell O'Connor", <text:s/>gender: "female", constituency:"Dún Laoghaire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Ciaran Cann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Galway East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Ciaran Cannon&quot;,  gender: &quot;male&quot;, constituency:&quot;Galway East&quot;});" table:formula="of:=CONCATENATE([.A43]; [.B43]; [.C43]; [.D43]; [.E43]; [.F43]; [.G43])" table:style-name="ce1">
            <text:p>CREATE (n:Politician {name: "Ciaran Cannon", <text:s/>gender: "male", constituency:"Galway East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Paul Connaught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Galway East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Paul Connaughton&quot;,  gender: &quot;male&quot;, constituency:&quot;Galway East&quot;});" table:formula="of:=CONCATENATE([.A44]; [.B44]; [.C44]; [.D44]; [.E44]; [.F44]; [.G44])" table:style-name="ce1">
            <text:p>CREATE (n:Politician {name: "Paul Connaughton", <text:s/>gender: "male", constituency:"Galway East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Sean Ky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Galway West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Sean Kyne&quot;,  gender: &quot;male&quot;, constituency:&quot;Galway West&quot;});" table:formula="of:=CONCATENATE([.A45]; [.B45]; [.C45]; [.D45]; [.E45]; [.F45]; [.G45])" table:style-name="ce1">
            <text:p>CREATE (n:Politician {name: "Sean Kyne", <text:s/>gender: "male", constituency:"Galway West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Hildegarde Naught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Galway West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Hildegarde Naughton&quot;,  gender: &quot;female&quot;, constituency:&quot;Galway West&quot;});" table:formula="of:=CONCATENATE([.A46]; [.B46]; [.C46]; [.D46]; [.E46]; [.F46]; [.G46])" table:style-name="ce1">
            <text:p>CREATE (n:Politician {name: "Hildegarde Naughton", <text:s/>gender: "female", constituency:"Galway West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John O'Mahon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Galway West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John O'Mahony&quot;,  gender: &quot;male&quot;, constituency:&quot;Galway West&quot;});" table:formula="of:=CONCATENATE([.A47]; [.B47]; [.C47]; [.D47]; [.E47]; [.F47]; [.G47])" table:style-name="ce1">
            <text:p>CREATE (n:Politician {name: "John O'Mahony", <text:s/>gender: "male", constituency:"Galway West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Jimmy Deenih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Kerry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Jimmy Deenihan&quot;,  gender: &quot;male&quot;, constituency:&quot;Kerry&quot;});" table:formula="of:=CONCATENATE([.A48]; [.B48]; [.C48]; [.D48]; [.E48]; [.F48]; [.G48])" table:style-name="ce1">
            <text:p>CREATE (n:Politician {name: "Jimmy Deenihan", <text:s/>gender: "male", constituency:"Kerry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Brendan Griffi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Kerry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Brendan Griffin&quot;,  gender: &quot;male&quot;, constituency:&quot;Kerry&quot;});" table:formula="of:=CONCATENATE([.A49]; [.B49]; [.C49]; [.D49]; [.E49]; [.F49]; [.G49])" table:style-name="ce1">
            <text:p>CREATE (n:Politician {name: "Brendan Griffin", <text:s/>gender: "male", constituency:"Kerry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Grace O'Donnell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Kerry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Grace O'Donnell &quot;,  gender: &quot;female&quot;, constituency:&quot;Kerry&quot;});" table:formula="of:=CONCATENATE([.A50]; [.B50]; [.C50]; [.D50]; [.E50]; [.F50]; [.G50])" table:style-name="ce1">
            <text:p>CREATE (n:Politician {name: "Grace O'Donnell ", <text:s/>gender: "female", constituency:"Kerry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Bernard Durki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Kildare North 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Bernard Durkin&quot;,  gender: &quot;male&quot;, constituency:&quot;Kildare North &quot;});" table:formula="of:=CONCATENATE([.A51]; [.B51]; [.C51]; [.D51]; [.E51]; [.F51]; [.G51])" table:style-name="ce1">
            <text:p>CREATE (n:Politician {name: "Bernard Durkin", <text:s/>gender: "male", constituency:"Kildare North 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Anthony Lawlo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Kildare North 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Anthony Lawlor&quot;,  gender: &quot;male&quot;, constituency:&quot;Kildare North &quot;});" table:formula="of:=CONCATENATE([.A52]; [.B52]; [.C52]; [.D52]; [.E52]; [.F52]; [.G52])" table:style-name="ce1">
            <text:p>CREATE (n:Politician {name: "Anthony Lawlor", <text:s/>gender: "male", constituency:"Kildare North 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Martin Heyd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Kildare South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Martin Heydon&quot;,  gender: &quot;male&quot;, constituency:&quot;Kildare South&quot;});" table:formula="of:=CONCATENATE([.A53]; [.B53]; [.C53]; [.D53]; [.E53]; [.F53]; [.G53])" table:style-name="ce1">
            <text:p>CREATE (n:Politician {name: "Martin Heydon", <text:s/>gender: "male", constituency:"Kildare South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Fiona McLoughlin-Heal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Kildare South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Fiona McLoughlin-Healy&quot;,  gender: &quot;female&quot;, constituency:&quot;Kildare South&quot;});" table:formula="of:=CONCATENATE([.A54]; [.B54]; [.C54]; [.D54]; [.E54]; [.F54]; [.G54])" table:style-name="ce1">
            <text:p>CREATE (n:Politician {name: "Fiona McLoughlin-Healy", <text:s/>gender: "female", constituency:"Kildare South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Thomasina Connell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Laois 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Thomasina Connell &quot;,  gender: &quot;female&quot;, constituency:&quot;Laois &quot;});" table:formula="of:=CONCATENATE([.A55]; [.B55]; [.C55]; [.D55]; [.E55]; [.F55]; [.G55])" table:style-name="ce1">
            <text:p>CREATE (n:Politician {name: "Thomasina Connell ", <text:s/>gender: "female", constituency:"Laois 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Charlie Flanag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Laois 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Charlie Flanagan&quot;,  gender: &quot;male&quot;, constituency:&quot;Laois &quot;});" table:formula="of:=CONCATENATE([.A56]; [.B56]; [.C56]; [.D56]; [.E56]; [.F56]; [.G56])" table:style-name="ce1">
            <text:p>CREATE (n:Politician {name: "Charlie Flanagan", <text:s/>gender: "male", constituency:"Laois 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Michael Noon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Limerick City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Michael Noonan&quot;,  gender: &quot;male&quot;, constituency:&quot;Limerick City&quot;});" table:formula="of:=CONCATENATE([.A57]; [.B57]; [.C57]; [.D57]; [.E57]; [.F57]; [.G57])" table:style-name="ce1">
            <text:p>CREATE (n:Politician {name: "Michael Noonan", <text:s/>gender: "male", constituency:"Limerick City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Kieran O'Donnell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Limerick City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Kieran O'Donnell&quot;,  gender: &quot;male&quot;, constituency:&quot;Limerick City&quot;});" table:formula="of:=CONCATENATE([.A58]; [.B58]; [.C58]; [.D58]; [.E58]; [.F58]; [.G58])" table:style-name="ce1">
            <text:p>CREATE (n:Politician {name: "Kieran O'Donnell", <text:s/>gender: "male", constituency:"Limerick City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Tom Nevill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Limerick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Tom Neville&quot;,  gender: &quot;male&quot;, constituency:&quot;Limerick&quot;});" table:formula="of:=CONCATENATE([.A59]; [.B59]; [.C59]; [.D59]; [.E59]; [.F59]; [.G59])" table:style-name="ce1">
            <text:p>CREATE (n:Politician {name: "Tom Neville", <text:s/>gender: "male", constituency:"Limerick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Patrick O'Donov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Limerick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Patrick O'Donovan&quot;,  gender: &quot;male&quot;, constituency:&quot;Limerick&quot;});" table:formula="of:=CONCATENATE([.A60]; [.B60]; [.C60]; [.D60]; [.E60]; [.F60]; [.G60])" table:style-name="ce1">
            <text:p>CREATE (n:Politician {name: "Patrick O'Donovan", <text:s/>gender: "male", constituency:"Limerick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James Bann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Longford-Westmeath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James Bannon&quot;,  gender: &quot;male&quot;, constituency:&quot;Longford-Westmeath&quot;});" table:formula="of:=CONCATENATE([.A61]; [.B61]; [.C61]; [.D61]; [.E61]; [.F61]; [.G61])" table:style-name="ce1">
            <text:p>CREATE (n:Politician {name: "James Bannon", <text:s/>gender: "male", constituency:"Longford-Westmeath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Peter Burke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Longford-Westmeath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Peter Burke &quot;,  gender: &quot;male&quot;, constituency:&quot;Longford-Westmeath&quot;});" table:formula="of:=CONCATENATE([.A62]; [.B62]; [.C62]; [.D62]; [.E62]; [.F62]; [.G62])" table:style-name="ce1">
            <text:p>CREATE (n:Politician {name: "Peter Burke ", <text:s/>gender: "male", constituency:"Longford-Westmeath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Gabrielle McFadde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Longford-Westmeath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Gabrielle McFadden&quot;,  gender: &quot;female&quot;, constituency:&quot;Longford-Westmeath&quot;});" table:formula="of:=CONCATENATE([.A63]; [.B63]; [.C63]; [.D63]; [.E63]; [.F63]; [.G63])" table:style-name="ce1">
            <text:p>CREATE (n:Politician {name: "Gabrielle McFadden", <text:s/>gender: "female", constituency:"Longford-Westmeath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Peter Fitzpatrick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Louth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Peter Fitzpatrick&quot;,  gender: &quot;male&quot;, constituency:&quot;Louth&quot;});" table:formula="of:=CONCATENATE([.A64]; [.B64]; [.C64]; [.D64]; [.E64]; [.F64]; [.G64])" table:style-name="ce1">
            <text:p>CREATE (n:Politician {name: "Peter Fitzpatrick", <text:s/>gender: "male", constituency:"Louth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Fergus O'Dow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Louth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Fergus O'Dowd&quot;,  gender: &quot;male&quot;, constituency:&quot;Louth&quot;});" table:formula="of:=CONCATENATE([.A65]; [.B65]; [.C65]; [.D65]; [.E65]; [.F65]; [.G65])" table:style-name="ce1">
            <text:p>CREATE (n:Politician {name: "Fergus O'Dowd", <text:s/>gender: "male", constituency:"Louth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Enda Kenn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Mayo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Enda Kenny&quot;,  gender: &quot;male&quot;, constituency:&quot;Mayo&quot;});" table:formula="of:=CONCATENATE([.A66]; [.B66]; [.C66]; [.D66]; [.E66]; [.F66]; [.G66])" table:style-name="ce1">
            <text:p>CREATE (n:Politician {name: "Enda Kenny", <text:s/>gender: "male", constituency:"Mayo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Michelle Mulheri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Mayo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Michelle Mulherin&quot;,  gender: &quot;female&quot;, constituency:&quot;Mayo&quot;});" table:formula="of:=CONCATENATE([.A67]; [.B67]; [.C67]; [.D67]; [.E67]; [.F67]; [.G67])" table:style-name="ce1">
            <text:p>CREATE (n:Politician {name: "Michelle Mulherin", <text:s/>gender: "female", constituency:"Mayo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Michael Ring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Mayo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Michael Ring&quot;,  gender: &quot;male&quot;, constituency:&quot;Mayo&quot;});" table:formula="of:=CONCATENATE([.A68]; [.B68]; [.C68]; [.D68]; [.E68]; [.F68]; [.G68])" table:style-name="ce1">
            <text:p>CREATE (n:Politician {name: "Michael Ring", <text:s/>gender: "male", constituency:"Mayo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Regina Dohert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Meath East 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Regina Doherty&quot;,  gender: &quot;female&quot;, constituency:&quot;Meath East &quot;});" table:formula="of:=CONCATENATE([.A69]; [.B69]; [.C69]; [.D69]; [.E69]; [.F69]; [.G69])" table:style-name="ce1">
            <text:p>CREATE (n:Politician {name: "Regina Doherty", <text:s/>gender: "female", constituency:"Meath East 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Helen McEnte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Meath East 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Helen McEntee&quot;,  gender: &quot;female&quot;, constituency:&quot;Meath East &quot;});" table:formula="of:=CONCATENATE([.A70]; [.B70]; [.C70]; [.D70]; [.E70]; [.F70]; [.G70])" table:style-name="ce1">
            <text:p>CREATE (n:Politician {name: "Helen McEntee", <text:s/>gender: "female", constituency:"Meath East 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Ray Butle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Meath West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Ray Butler&quot;,  gender: &quot;male&quot;, constituency:&quot;Meath West&quot;});" table:formula="of:=CONCATENATE([.A71]; [.B71]; [.C71]; [.D71]; [.E71]; [.F71]; [.G71])" table:style-name="ce1">
            <text:p>CREATE (n:Politician {name: "Ray Butler", <text:s/>gender: "male", constituency:"Meath West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Damien Englis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Meath West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Damien English&quot;,  gender: &quot;male&quot;, constituency:&quot;Meath West&quot;});" table:formula="of:=CONCATENATE([.A72]; [.B72]; [.C72]; [.D72]; [.E72]; [.F72]; [.G72])" table:style-name="ce1">
            <text:p>CREATE (n:Politician {name: "Damien English", <text:s/>gender: "male", constituency:"Meath West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Marcella Corcoran-Kenned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Offaly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Marcella Corcoran-Kennedy&quot;,  gender: &quot;female&quot;, constituency:&quot;Offaly&quot;});" table:formula="of:=CONCATENATE([.A73]; [.B73]; [.C73]; [.D73]; [.E73]; [.F73]; [.G73])" table:style-name="ce1">
            <text:p>CREATE (n:Politician {name: "Marcella Corcoran-Kennedy", <text:s/>gender: "female", constituency:"Offaly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Maura Hopkins<text:span text:style-name="T1"> </text:span>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Roscommon-Galway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Maura Hopkins &quot;,  gender: &quot;female&quot;, constituency:&quot;Roscommon-Galway&quot;});" table:formula="of:=CONCATENATE([.A74]; [.B74]; [.C74]; [.D74]; [.E74]; [.F74]; [.G74])" table:style-name="ce1">
            <text:p>CREATE (n:Politician {name: "Maura Hopkins ", <text:s/>gender: "female", constituency:"Roscommon-Galway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Tony McLoughli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Sligo-Leitrim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Tony McLoughlin&quot;,  gender: &quot;male&quot;, constituency:&quot;Sligo-Leitrim&quot;});" table:formula="of:=CONCATENATE([.A75]; [.B75]; [.C75]; [.D75]; [.E75]; [.F75]; [.G75])" table:style-name="ce1">
            <text:p>CREATE (n:Politician {name: "Tony McLoughlin", <text:s/>gender: "male", constituency:"Sligo-Leitrim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John Perr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Sligo-Leitrim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John Perry&quot;,  gender: &quot;male&quot;, constituency:&quot;Sligo-Leitrim&quot;});" table:formula="of:=CONCATENATE([.A76]; [.B76]; [.C76]; [.D76]; [.E76]; [.F76]; [.G76])" table:style-name="ce1">
            <text:p>CREATE (n:Politician {name: "John Perry", <text:s/>gender: "male", constituency:"Sligo-Leitrim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Gerry Reynolds<text:span text:style-name="T1"> </text:span>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Sligo-Leitrim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Gerry Reynolds &quot;,  gender: &quot;male&quot;, constituency:&quot;Sligo-Leitrim&quot;});" table:formula="of:=CONCATENATE([.A77]; [.B77]; [.C77]; [.D77]; [.E77]; [.F77]; [.G77])" table:style-name="ce1">
            <text:p>CREATE (n:Politician {name: "Gerry Reynolds ", <text:s/>gender: "male", constituency:"Sligo-Leitrim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Noel Coon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Tipperary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Noel Coonan&quot;,  gender: &quot;male&quot;, constituency:&quot;Tipperary&quot;});" table:formula="of:=CONCATENATE([.A78]; [.B78]; [.C78]; [.D78]; [.E78]; [.F78]; [.G78])" table:style-name="ce1">
            <text:p>CREATE (n:Politician {name: "Noel Coonan", <text:s/>gender: "male", constituency:"Tipperary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Tom Haye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Tipperary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Tom Hayes&quot;,  gender: &quot;male&quot;, constituency:&quot;Tipperary&quot;});" table:formula="of:=CONCATENATE([.A79]; [.B79]; [.C79]; [.D79]; [.E79]; [.F79]; [.G79])" table:style-name="ce1">
            <text:p>CREATE (n:Politician {name: "Tom Hayes", <text:s/>gender: "male", constituency:"Tipperary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Marie Murphy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Tipperary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Marie Murphy &quot;,  gender: &quot;female&quot;, constituency:&quot;Tipperary&quot;});" table:formula="of:=CONCATENATE([.A80]; [.B80]; [.C80]; [.D80]; [.E80]; [.F80]; [.G80])" table:style-name="ce1">
            <text:p>CREATE (n:Politician {name: "Marie Murphy ", <text:s/>gender: "female", constituency:"Tipperary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Paudie Coff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Waterford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Paudie Coffey&quot;,  gender: &quot;male&quot;, constituency:&quot;Waterford&quot;});" table:formula="of:=CONCATENATE([.A81]; [.B81]; [.C81]; [.D81]; [.E81]; [.F81]; [.G81])" table:style-name="ce1">
            <text:p>CREATE (n:Politician {name: "Paudie Coffey", <text:s/>gender: "male", constituency:"Waterford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John Deas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Waterford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John Deasy&quot;,  gender: &quot;male&quot;, constituency:&quot;Waterford&quot;});" table:formula="of:=CONCATENATE([.A82]; [.B82]; [.C82]; [.D82]; [.E82]; [.F82]; [.G82])" table:style-name="ce1">
            <text:p>CREATE (n:Politician {name: "John Deasy", <text:s/>gender: "male", constituency:"Waterford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Michael D'Arc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Wexford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Michael D'Arcy&quot;,  gender: &quot;male&quot;, constituency:&quot;Wexford&quot;});" table:formula="of:=CONCATENATE([.A83]; [.B83]; [.C83]; [.D83]; [.E83]; [.F83]; [.G83])" table:style-name="ce1">
            <text:p>CREATE (n:Politician {name: "Michael D'Arcy", <text:s/>gender: "male", constituency:"Wexford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Julie Hoga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Wexford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Julie Hogan &quot;,  gender: &quot;female&quot;, constituency:&quot;Wexford&quot;});" table:formula="of:=CONCATENATE([.A84]; [.B84]; [.C84]; [.D84]; [.E84]; [.F84]; [.G84])" table:style-name="ce1">
            <text:p>CREATE (n:Politician {name: "Julie Hogan ", <text:s/>gender: "female", constituency:"Wexford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Paul Keho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Wexford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Paul Kehoe&quot;,  gender: &quot;male&quot;, constituency:&quot;Wexford&quot;});" table:formula="of:=CONCATENATE([.A85]; [.B85]; [.C85]; [.D85]; [.E85]; [.F85]; [.G85])" table:style-name="ce1">
            <text:p>CREATE (n:Politician {name: "Paul Kehoe", <text:s/>gender: "male", constituency:"Wexford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Avril Croni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Wicklow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Avril Cronin &quot;,  gender: &quot;female&quot;, constituency:&quot;Wicklow&quot;});" table:formula="of:=CONCATENATE([.A86]; [.B86]; [.C86]; [.D86]; [.E86]; [.F86]; [.G86])" table:style-name="ce1">
            <text:p>CREATE (n:Politician {name: "Avril Cronin ", <text:s/>gender: "female", constituency:"Wicklow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Andrew Doyl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Wicklow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Andrew Doyle&quot;,  gender: &quot;male&quot;, constituency:&quot;Wicklow&quot;});" table:formula="of:=CONCATENATE([.A87]; [.B87]; [.C87]; [.D87]; [.E87]; [.F87]; [.G87])" table:style-name="ce1">
            <text:p>CREATE (n:Politician {name: "Andrew Doyle", <text:s/>gender: "male", constituency:"Wicklow"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Simon Harri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Wicklow</text:p>
          </table:table-cell>
          <table:table-cell office:value-type="string" table:style-name="ce1">
            <text:p>"});</text:p>
          </table:table-cell>
          <table:table-cell office:value-type="string" office:string-value="CREATE (n:Politician {name: &quot;Simon Harris&quot;,  gender: &quot;male&quot;, constituency:&quot;Wicklow&quot;});" table:formula="of:=CONCATENATE([.A88]; [.B88]; [.C88]; [.D88]; [.E88]; [.F88]; [.G88])" table:style-name="ce1">
            <text:p>CREATE (n:Politician {name: "Simon Harris", <text:s/>gender: "male", constituency:"Wicklow"});</text:p>
          </table:table-cell>
          <table:table-cell table:number-columns-repeated="16376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ks</meta:initial-creator>
    <dc:creator>Niks</dc:creator>
    <meta:creation-date>2016-04-08T20:46:50Z</meta:creation-date>
    <dc:date>2016-04-08T21:34:00Z</dc:date>
  </office:meta>
</office:document-meta>
</file>